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Italic" style:font-pitch="variable"/>
    <style:font-face style:name="Ubuntu2" svg:font-family="Ubuntu" style:font-adornments="Bold 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List_20_1">
      <style:text-properties officeooo:rsid="000e9028" officeooo:paragraph-rsid="000e9028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626264527" text:style-name="Outline">
        <text:list-item>
          <text:h text:style-name="P1" text:outline-level="1">Key features</text:h>
          <text:list>
            <text:list-item>
              <text:h text:style-name="Heading_20_2" text:outline-level="2">General</text:h>
            </text:list-item>
          </text:list>
        </text:list-item>
      </text:list>
      <text:list xml:id="list1672504889" text:style-name="List_20_1">
        <text:list-item>
          <text:p text:style-name="List_20_1_20_Start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List_20_1">Light / Dark theme</text:p>
        </text:list-item>
        <text:list-item>
          <text:p text:style-name="List_20_1">Multi-tab support <text:s/>for faster navigation</text:p>
        </text:list-item>
        <text:list-item>
          <text:p text:style-name="List_20_1_20_Cont.">Cross-platform run-time (Linux, Windows, macOS)</text:p>
        </text:list-item>
        <text:list-item>
          <text:p text:style-name="List_20_1_20_Cont.">Modular design based on plug-ins that can be added/removed depends of scope of the work</text:p>
        </text:list-item>
        <text:list-item>
          <text:p text:style-name="List_20_1_20_Cont.">Source/Version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List_20_1_20_Cont.">Open source project</text:p>
        </text:list-item>
      </text:list>
      <text:list xml:id="list194903017156507" text:continue-list="list626264527" text:style-name="Outline">
        <text:list-item>
          <text:list>
            <text:list-item>
              <text:h text:style-name="Heading_20_2" text:outline-level="2">EEZ Studio Project</text:h>
            </text:list-item>
          </text:list>
        </text:list-item>
      </text:list>
      <text:list xml:id="list194902436887443" text:continue-list="list1672504889" text:style-name="List_20_1">
        <text:list-item>
          <text:p text:style-name="List_20_1_20_Start">Modular visual development environment for rich embedded GUI (small display/limited resources) and desktop GUI</text:p>
        </text:list-item>
        <text:list-item>
          <text:p text:style-name="List_20_1"><text:span text:style-name="T1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cs Library) support</text:p>
        </text:list-item>
        <text:list-item>
          <text:p text:style-name="List_20_1">Support for unlimited number of Color Themes, Widget styles, user created Widgets and Actions</text:p>
        </text:list-item>
        <text:list-item>
          <text:p text:style-name="P2">Adding new functionality using Project extensions</text:p>
        </text:list-item>
        <text:list-item>
          <text:p text:style-name="List_20_1_20_Cont.">Generate C++ code for embedded GUI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EEZ BB3 and other STM32 target platforms or <text:a xlink:type="simple" xlink:href="https://www.arduino.cc/en/software" office:target-frame-name="_blank" xlink:show="new" text:style-name="Internet_20_link" text:visited-style-name="Visited_20_Internet_20_Link">Arduino IDE</text:a> for EEZ H24005 and other Arduino compatible target platforms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1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194901627996578" text:continue-list="list194903017156507" text:style-name="Outline">
        <text:list-item>
          <text:list>
            <text:list-item>
              <text:h text:style-name="Heading_20_2" text:outline-level="2">EEZ Studio Instrument</text:h>
            </text:list-item>
          </text:list>
        </text:list-item>
      </text:list>
      <text:list xml:id="list194901626458220" text:continue-list="list194902436887443" text:style-name="List_20_1">
        <text:list-item>
          <text:p text:style-name="List_20_1_20_Start">Dynamic environment where multiple instruments can be configured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Serial (via USB), Ethernet and VISA (via free <text:a xlink:type="simple" xlink:href="https://www.rohde-schwarz.com/us/driver-pages/remote-control/3-visa-and-tools_231388.html" office:target-frame-name="_blank" xlink:show="new" text:style-name="Internet_20_link" text:visited-style-name="Visited_20_Internet_20_Link">R&amp;S®VISA</text:a>) T&amp;M instrument interfaces support</text:p>
        </text:list-item>
        <text:list-item>
          <text:p text:style-name="List_20_1_20_Cont.">Direct import of EEZ Studio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Italic" style:font-pitch="variable"/>
    <style:font-face style:name="Ubuntu2" svg:font-family="Ubuntu" style:font-adornments="Bold 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2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C%1%." style:num-prefix="C" style:num-suffix="." style:num-format="1" text:start-value="4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C4. 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2.5.2$Linux_X86_64 LibreOffice_project/499f9727c189e6ef3471021d6132d4c694f357e5</meta:generator>
    <dc:title>C4. 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2" meta:paragraph-count="42" meta:word-count="436" meta:character-count="2872" meta:non-whitespace-character-count="2510"/>
    <meta:user-defined meta:name="WebPublish_Post_Id">9274</meta:user-defined>
    <meta:user-defined meta:name="WebPublish_Post_PostType">post</meta:user-defined>
    <meta:user-defined meta:name="WebPublish_Post_PrimaryCategory">187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